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Heading_20_1">
      <style:text-properties officeooo:paragraph-rsid="001c894f"/>
    </style:style>
    <style:style style:name="P2" style:family="paragraph" style:parent-style-name="Text_20_body" style:list-style-name="L3"/>
    <style:style style:name="T1" style:family="text">
      <style:text-properties officeooo:rsid="001c894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ummary &amp; Highlights</text:h>
      <text:list xml:id="list2293365931" text:style-name="L3">
        <text:list-header>
          <text:p text:style-name="P2">Congratulations! You have completed this lesson. At this point in the course, you know:</text:p>
        </text:list-header>
        <text:list-item>
          <text:p text:style-name="P2">If statements use comparison and logical operators to test conditions in code.</text:p>
        </text:list-item>
        <text:list-item>
          <text:p text:style-name="P2">For loops perform an operation for each item in a list, vector, or data frame column.</text:p>
        </text:list-item>
        <text:list-item>
          <text:p text:style-name="P2">While loops perform an operation until a condition is no longer true.</text:p>
        </text:list-item>
        <text:list-item>
          <text:p text:style-name="P2">Functions <text:span text:style-name="T1">c</text:span>an be pre-defined or <text:span text:style-name="T1">u</text:span>ser-defined.</text:p>
        </text:list-item>
        <text:list-item>
          <text:p text:style-name="P2">In user-defined functions, you can control the return value of a function, add logic using if statements, and call other functions.</text:p>
        </text:list-item>
        <text:list-item>
          <text:p text:style-name="P2">You can define global variables using the <text:span text:style-name="T1">`</text:span>&lt;&lt;-<text:span text:style-name="T1">`</text:span> variable assignment operator. </text:p>
        </text:list-item>
        <text:list-item>
          <text:p text:style-name="P2">You can use R functions to manipulate the characters in a string, split a string into a vector, and retrieve specific substrings from within a string. </text:p>
        </text:list-item>
        <text:list-item>
          <text:p text:style-name="P2">Regular expressions are used to match patterns in strings and text. </text:p>
        </text:list-item>
        <text:list-item>
          <text:p text:style-name="P2">You can convert dates from one format to another using the as.POSIXct() and as.Date() functions.</text:p>
        </text:list-item>
        <text:list-item>
          <text:p text:style-name="P2">You can perform operations on Data objects using functions, like Sys.Date(), Sys.Time(), date(), and as.Date(). </text:p>
        </text:list-item>
        <text:list-item>
          <text:p text:style-name="P2">You can intercept errors in R code and provide custom error and warning handling using tryCatch() statement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'Helvetica Neue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fo:text-align-last="justify" style:justify-single-word="false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0.499cm" style:auto-text-indent="false" style:snap-to-layout-gri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50%" fo:text-align="justify" fo:text-align-last="center" style:justify-single-word="false"/>
      <style:text-properties fo:font-size="20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00:15:53.080485021</meta:creation-date>
    <dc:date>2022-07-30T23:33:54.382792554</dc:date>
    <meta:editing-duration>PT20M19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13" meta:word-count="191" meta:character-count="1141" meta:non-whitespace-character-count="971"/>
  </office:meta>
</office:document-meta>
</file>